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112a"/>
    </style:style>
    <style:style style:name="P2" style:family="paragraph" style:parent-style-name="Standard" style:list-style-name="L2">
      <style:text-properties officeooo:rsid="0000112a" officeooo:paragraph-rsid="0000112a"/>
    </style:style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Schema</text:p>
      <text:p text:style-name="Standard"/>
      <text:p text:style-name="P1"><text:tab/>dnsrecord：</text:p>
      <text:list xml:id="list6202690779763261653" text:style-name="L2">
        <text:list-item>
          <text:p text:style-name="P2">domain</text:p>
        </text:list-item>
        <text:list-item>
          <text:p text:style-name="P2">description</text:p>
        </text:list-item>
        <text:list-item>
          <text:p text:style-name="P2">a</text:p>
        </text:list-item>
        <text:list-item>
          <text:p text:style-name="P2">cname</text:p>
        </text:list-item>
        <text:list-item>
          <text:p text:style-name="P2">create_date</text:p>
        </text:list-item>
        <text:list-item>
          <text:p text:style-name="P2">resolver</text:p>
        </text:list-item>
        <text:list-item>
          <text:p text:style-name="P2">remark</text:p>
        </text:list-item>
        <text:list-item>
          <text:p text:style-name="P2">taskid</text:p>
        </text:list-item>
      </text:list>
      <text:p text:style-name="Standard"/>
      <text:p text:style-name="P1"><text:tab/>service</text:p>
      <text:list xml:id="list7422312948700034685" text:style-name="L3">
        <text:list-item>
          <text:p text:style-name="P3">port</text:p>
        </text:list-item>
        <text:list-item>
          <text:p text:style-name="P3">ip address</text:p>
        </text:list-item>
        <text:list-item>
          <text:p text:style-name="P3">banner</text:p>
        </text:list-item>
        <text:list-item>
          <text:p text:style-name="P3">description</text:p>
        </text:list-item>
        <text:list-item>
          <text:p text:style-name="P3">application</text:p>
        </text:list-item>
        <text:list-item>
          <text:p text:style-name="P3">version</text:p>
        </text:list-item>
        <text:list-item>
          <text:p text:style-name="P3">remark</text:p>
        </text:list-item>
        <text:list-item>
          <text:p text:style-name="P3">taskid</text:p>
        </text:list-item>
      </text:list>
      <text:p text:style-name="Standard"/>
      <text:p text:style-name="Standard"><text:tab/>基于service来特化每个service需要进行细节扫描，和需要存储的内容</text:p>
      <text:p text:style-name="Standard"><text:tab/></text:p>
      <text:p text:style-name="Standard">Design</text:p>
      <text:p text:style-name="Standard"><text:tab/>可以基于多index，多type进行搜索</text:p>
      <text:p text:style-name="Standard"><text:tab/>库中每条记录的生成，均来自task，给每条记录关联一个taskid即可根据task来提取数据。</text:p>
      <text:p text:style-name="Standard"/>
      <text:p text:style-name="Standard"><text:tab/>而数据本身的应用无需依赖t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0:27:53.606609000</meta:creation-date>
    <dc:date>2017-12-04T00:34:30.480914000</dc:date>
    <meta:editing-duration>PT6M37S</meta:editing-duration>
    <meta:editing-cycles>1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25" meta:word-count="127" meta:character-count="293" meta:non-whitespace-character-count="284"/>
  </office:meta>
</office:document-meta>
</file>